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mp" table:style-name="ta1">
        <table:table-column table:style-name="co1" table:number-columns-repeated="1024" table:default-cell-style-name="ce1"/>
        <table:table-row table:style-name="ro1">
          <table:table-cell office:value-type="string">
            <text:p>B3Build.ecore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Message</text:p>
          </table:table-cell>
          <table:table-cell office:value-type="string">
            <text:p><text:s/>Elements</text:p>
          </table:table-cell>
          <table:table-cell office:value-type="string">
            <text:p><text:s/>Introduced in</text:p>
          </table:table-cell>
          <table:table-cell office:value-type="string">
            <text:p><text:s/>Resolved in</text:p>
          </table:table-cell>
          <table:table-cell office:value-type="string">
            <text:p><text:s/>Consistency Rule</text:p>
          </table:table-cell>
          <table:table-cell office:value-type="string">
            <text:p><text:s/>Repair Rules</text:p>
          </table:table-cell>
          <table:table-cell office:value-type="string">
            <text:p><text:s/>fixable</text:p>
          </table:table-cell>
          <table:table-cell office:value-type="string">
            <text:p><text:s/>fixed as observed</text:p>
          </table:table-cell>
          <table:table-cell office:value-type="string">
            <text:p>Observation</text:p>
          </table:table-cell>
          <table:table-cell table:number-columns-repeated="1014"/>
        </table:table-row>
        <table:table-row table:style-name="ro1">
          <table:table-cell office:value-type="string">
            <text:p>TheAttributeIsNotTransientSoItMustHaveADataTypeThatIsSerializable</text:p>
          </table:table-cell>
          <table:table-cell office:value-type="string">
            <text:p><text:s/>The attribute 'BeeHive.resolutions' is not transient so it must have a data type that is serializable</text:p>
          </table:table-cell>
          <table:table-cell office:value-type="string">
            <text:p><text:s/>build.BeeHive.resolutions, ecore.EStructuralFeature.transient</text:p>
          </table:table-cell>
          <table:table-cell office:value-type="string">
            <text:p><text:s/>017 - B3Build.ecore</text:p>
          </table:table-cell>
          <table:table-cell office:value-type="string">
            <text:p><text:s/>018 - B3Build.ecore-</text:p>
          </table:table-cell>
          <table:table-cell office:value-type="string">
            <text:p>TheAttributeIsNotTransientSoItMustHaveADataTypeThatIsSerializable</text:p>
          </table:table-cell>
          <table:table-cell office:value-type="string">
            <text:p>org.sidiff.ecore.testdata.history.b3build\rules\EAttributeConsistentTransient\001\alternatives\eattributeconsistenttransient_(create_non_transient_editrule_and_serializable_edatatype)_execute.henshin, org.sidiff.ecore.testdata.history.b3build\rules\EAttributeConsistentTransient\001\alternatives\eattributeconsistenttransient_(create_non-transient_eattribute_and_set_serializable_edatatype)_execute.henshin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ingle Change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- Overview</text:p>
          </table:table-cell>
          <table:table-cell table:number-columns-repeated="1023"/>
        </table:table-row>
        <table:table-row table:style-name="ro1">
          <table:table-cell office:value-type="string">
            <text:p>Validation Error</text:p>
          </table:table-cell>
          <table:table-cell office:value-type="string">
            <text:p><text:s/>Count</text:p>
          </table:table-cell>
          <table:table-cell office:value-type="string">
            <text:p><text:s/>Location</text:p>
          </table:table-cell>
          <table:table-cell office:value-type="string">
            <text:p><text:s/>Resolved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TheAttributeIsNotTransientSoItMustHaveADataTypeThatIsSerializable</text:p>
          </table:table-cell>
          <table:table-cell office:value-type="float" office:value="1">
            <text:p>1</text:p>
          </table:table-cell>
          <table:table-cell office:value-type="string">
            <text:p>B3Build.eco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order-bottom="0.039cm double #5b9bd5" style:border-line-width-bottom="0.002cm 0.035cm 0.002cm" fo:border-left="none" fo:border-right="none" fo:border-top="0.002cm solid #5b9bd5"/>
      <style:text-properties fo:font-weight="bold" style:font-weight-asian="bold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debf7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9e1f2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dd7ee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4c6e7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9bc2e6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f4b08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9c9c9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ffd966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8ea9db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a9d08e"/>
      <style:text-properties fo:color="#ffffff"/>
    </style:style>
    <style:style style:name="Akzent1" style:family="table-cell" style:parent-style-name="Default" style:data-style-name="N0">
      <style:table-cell-properties fo:background-color="#5b9bd5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4472c4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02cm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0.088cm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88cm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71cm solid #9bc2e6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24.08.2017</text:date>, <text:time>21:0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topher Pietsch</meta:initial-creator>
    <dc:creator>Christopher Pietsch</dc:creator>
    <meta:creation-date>2017-08-24T19:05:20Z</meta:creation-date>
    <dc:date>2017-08-24T21:09:33.47</dc:date>
    <meta:editing-duration>PT1M13S</meta:editing-duration>
    <meta:editing-cycles>2</meta:editing-cycles>
    <meta:document-statistic meta:table-count="1" meta:cell-count="31" meta:object-count="0"/>
  </office:meta>
</office:document-meta>
</file>